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70eb" officeooo:paragraph-rsid="0002b1bb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officeooo:rsid="00052f37" officeooo:paragraph-rsid="00052f37" style:font-style-asian="italic" style:font-weight-asian="bold" style:font-style-complex="italic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52f37" officeooo:paragraph-rsid="00052f37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tyle="normal" fo:font-weight="normal" officeooo:rsid="000f091f" officeooo:paragraph-rsid="000e2a83" style:font-style-asian="normal" style:font-weight-asian="normal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officeooo:rsid="0006a053" officeooo:paragraph-rsid="000e2a83"/>
    </style:style>
    <style:style style:name="P6" style:family="paragraph" style:parent-style-name="Table_20_Contents">
      <style:paragraph-properties fo:text-align="start" style:justify-single-word="false"/>
      <style:text-properties fo:font-style="normal" fo:font-weight="normal" officeooo:rsid="0006a053" officeooo:paragraph-rsid="0016135d" style:font-style-asian="normal" style:font-weight-asian="normal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tyle="normal" fo:font-weight="bold" officeooo:rsid="000f091f" officeooo:paragraph-rsid="0014842e" style:font-style-asian="normal" style:font-weight-asian="bold" style:font-style-complex="normal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tyle="normal" fo:font-weight="bold" officeooo:rsid="001894ea" officeooo:paragraph-rsid="001894ea" style:font-style-asian="normal" style:font-weight-asian="bold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tyle="normal" fo:font-weight="bold" officeooo:rsid="001894ea" officeooo:paragraph-rsid="001d814f" style:font-style-asian="normal" style:font-weight-asian="bold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tyle="normal" fo:font-weight="bold" officeooo:rsid="001894ea" officeooo:paragraph-rsid="003addaa" style:font-style-asian="normal" style:font-weight-asian="bold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tyle="normal" fo:font-weight="bold" officeooo:rsid="001a239c" officeooo:paragraph-rsid="001a239c" style:font-style-asian="normal" style:font-weight-asian="bold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tyle="normal" fo:font-weight="bold" officeooo:rsid="001a239c" officeooo:paragraph-rsid="003addaa" style:font-style-asian="normal" style:font-weight-asian="bold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tyle="normal" fo:font-weight="bold" officeooo:rsid="000f65c6" officeooo:paragraph-rsid="001c6b1f" style:font-style-asian="normal" style:font-weight-asian="bold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officeooo:rsid="000f091f" officeooo:paragraph-rsid="0014842e"/>
    </style:style>
    <style:style style:name="P15" style:family="paragraph" style:parent-style-name="Table_20_Contents">
      <style:paragraph-properties fo:text-align="start" style:justify-single-word="false"/>
      <style:text-properties officeooo:rsid="000f091f" officeooo:paragraph-rsid="001decd6"/>
    </style:style>
    <style:style style:name="P16" style:family="paragraph" style:parent-style-name="Table_20_Contents">
      <style:paragraph-properties fo:text-align="start" style:justify-single-word="false"/>
      <style:text-properties officeooo:rsid="000f091f" officeooo:paragraph-rsid="001f9bad"/>
    </style:style>
    <style:style style:name="P17" style:family="paragraph" style:parent-style-name="Table_20_Contents">
      <style:paragraph-properties fo:text-align="start" style:justify-single-word="false"/>
      <style:text-properties officeooo:rsid="000f091f" officeooo:paragraph-rsid="0021cf30"/>
    </style:style>
    <style:style style:name="P18" style:family="paragraph" style:parent-style-name="Table_20_Contents">
      <style:paragraph-properties fo:text-align="start" style:justify-single-word="false"/>
      <style:text-properties officeooo:rsid="000f091f" officeooo:paragraph-rsid="0030b03b"/>
    </style:style>
    <style:style style:name="P19" style:family="paragraph" style:parent-style-name="Table_20_Contents">
      <style:paragraph-properties fo:text-align="start" style:justify-single-word="false"/>
      <style:text-properties officeooo:paragraph-rsid="001d814f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01d7266" officeooo:paragraph-rsid="001a239c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d82e0" officeooo:paragraph-rsid="001d82e0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officeooo:rsid="000f091f" officeooo:paragraph-rsid="001decd6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weight="bold" officeooo:rsid="000f091f" officeooo:paragraph-rsid="001f9bad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0f091f" officeooo:paragraph-rsid="0021cf30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weight="bold" officeooo:rsid="001f9bad" officeooo:paragraph-rsid="001f9bad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weight="bold" officeooo:rsid="001f9bad" officeooo:paragraph-rsid="002041d4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weight="bold" officeooo:rsid="001f9bad" officeooo:paragraph-rsid="0021a619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weight="bold" officeooo:rsid="001f9bad" officeooo:paragraph-rsid="0021cf30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weight="bold" officeooo:rsid="001f9bad" officeooo:paragraph-rsid="003264fb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f9bad" officeooo:paragraph-rsid="001f9ba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21cf30" officeooo:paragraph-rsid="0021cf30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30b03b" officeooo:paragraph-rsid="0030b03b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10e55b" officeooo:paragraph-rsid="0030b03b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weight="bold" officeooo:rsid="003cab90" officeooo:paragraph-rsid="003cab90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officeooo:rsid="0006a053" officeooo:paragraph-rsid="000e2a83"/>
    </style:style>
    <style:style style:name="P36" style:family="paragraph" style:parent-style-name="Table_20_Contents">
      <style:paragraph-properties fo:text-align="start" style:justify-single-word="false"/>
      <style:text-properties officeooo:rsid="0010e55b" officeooo:paragraph-rsid="0030b03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12f3" style:font-weight-asian="bold" style:font-weight-complex="bold"/>
    </style:style>
    <style:style style:name="T3" style:family="text">
      <style:text-properties fo:font-weight="bold" officeooo:rsid="0014842e" style:font-weight-asian="bold" style:font-weight-complex="bold"/>
    </style:style>
    <style:style style:name="T4" style:family="text">
      <style:text-properties fo:font-weight="bold" officeooo:rsid="001d814f" style:font-weight-asian="bold" style:font-weight-complex="bold"/>
    </style:style>
    <style:style style:name="T5" style:family="text">
      <style:text-properties fo:font-weight="bold" officeooo:rsid="0028b523" style:font-weight-asian="bold" style:font-weight-complex="bold"/>
    </style:style>
    <style:style style:name="T6" style:family="text">
      <style:text-properties fo:font-weight="bold" officeooo:rsid="002f8ac6" style:font-weight-asian="bold" style:font-weight-complex="bold"/>
    </style:style>
    <style:style style:name="T7" style:family="text">
      <style:text-properties fo:font-weight="bold" officeooo:rsid="0010e55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0e55b" style:font-weight-asian="normal" style:font-weight-complex="normal"/>
    </style:style>
    <style:style style:name="T10" style:family="text">
      <style:text-properties fo:font-weight="normal" officeooo:rsid="000a12f3" style:font-weight-asian="normal" style:font-weight-complex="normal"/>
    </style:style>
    <style:style style:name="T11" style:family="text">
      <style:text-properties fo:font-weight="normal" officeooo:rsid="0014842e" style:font-weight-asian="normal" style:font-weight-complex="normal"/>
    </style:style>
    <style:style style:name="T12" style:family="text">
      <style:text-properties fo:font-weight="normal" officeooo:rsid="002041d4" style:font-weight-asian="normal" style:font-weight-complex="normal"/>
    </style:style>
    <style:style style:name="T13" style:family="text">
      <style:text-properties fo:font-weight="normal" officeooo:rsid="002079ef" style:font-weight-asian="normal" style:font-weight-complex="normal"/>
    </style:style>
    <style:style style:name="T14" style:family="text">
      <style:text-properties fo:font-weight="normal" officeooo:rsid="0021a619" style:font-weight-asian="normal" style:font-weight-complex="normal"/>
    </style:style>
    <style:style style:name="T15" style:family="text">
      <style:text-properties fo:font-weight="normal" officeooo:rsid="0021cf30" style:font-weight-asian="normal" style:font-weight-complex="normal"/>
    </style:style>
    <style:style style:name="T16" style:family="text">
      <style:text-properties fo:font-weight="normal" officeooo:rsid="00239347" style:font-weight-asian="normal" style:font-weight-complex="normal"/>
    </style:style>
    <style:style style:name="T17" style:family="text">
      <style:text-properties fo:font-weight="normal" officeooo:rsid="00240715" style:font-weight-asian="normal" style:font-weight-complex="normal"/>
    </style:style>
    <style:style style:name="T18" style:family="text">
      <style:text-properties fo:font-weight="normal" officeooo:rsid="00240be1" style:font-weight-asian="normal" style:font-weight-complex="normal"/>
    </style:style>
    <style:style style:name="T19" style:family="text">
      <style:text-properties fo:font-weight="normal" officeooo:rsid="00335002" style:font-weight-asian="normal" style:font-weight-complex="normal"/>
    </style:style>
    <style:style style:name="T20" style:family="text">
      <style:text-properties fo:font-weight="normal" officeooo:rsid="00338745" style:font-weight-asian="normal" style:font-weight-complex="normal"/>
    </style:style>
    <style:style style:name="T21" style:family="text">
      <style:text-properties fo:font-weight="normal" officeooo:rsid="00356993" style:font-weight-asian="normal" style:font-weight-complex="normal"/>
    </style:style>
    <style:style style:name="T22" style:family="text">
      <style:text-properties fo:font-weight="normal" officeooo:rsid="003addaa" style:font-weight-asian="normal" style:font-weight-complex="normal"/>
    </style:style>
    <style:style style:name="T23" style:family="text">
      <style:text-properties fo:font-weight="normal" officeooo:rsid="003d8564" style:font-weight-asian="normal" style:font-weight-complex="normal"/>
    </style:style>
    <style:style style:name="T24" style:family="text">
      <style:text-properties fo:font-weight="normal" officeooo:rsid="003f99f2" style:font-weight-asian="normal" style:font-weight-complex="normal"/>
    </style:style>
    <style:style style:name="T25" style:family="text">
      <style:text-properties fo:font-weight="normal" officeooo:rsid="00410555" style:font-weight-asian="normal" style:font-weight-complex="normal"/>
    </style:style>
    <style:style style:name="T26" style:family="text">
      <style:text-properties officeooo:rsid="000a12f3"/>
    </style:style>
    <style:style style:name="T27" style:family="text">
      <style:text-properties fo:font-style="normal" fo:font-weight="normal" officeooo:rsid="0014842e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1a239c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0a12f3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37b24d" style:font-style-asian="normal" style:font-weight-asian="bold" style:font-style-complex="normal" style:font-weight-complex="bold"/>
    </style:style>
    <style:style style:name="T32" style:family="text">
      <style:text-properties officeooo:rsid="00137d01"/>
    </style:style>
    <style:style style:name="T33" style:family="text">
      <style:text-properties officeooo:rsid="00180a9e"/>
    </style:style>
    <style:style style:name="T34" style:family="text">
      <style:text-properties officeooo:rsid="001d814f"/>
    </style:style>
    <style:style style:name="T35" style:family="text">
      <style:text-properties officeooo:rsid="0010e55b"/>
    </style:style>
    <style:style style:name="T36" style:family="text">
      <style:text-properties officeooo:rsid="00151ef4"/>
    </style:style>
    <style:style style:name="T37" style:family="text">
      <style:text-properties officeooo:rsid="002041d4"/>
    </style:style>
    <style:style style:name="T38" style:family="text">
      <style:text-properties officeooo:rsid="0021a619"/>
    </style:style>
    <style:style style:name="T39" style:family="text">
      <style:text-properties officeooo:rsid="001a94f6"/>
    </style:style>
    <style:style style:name="T40" style:family="text">
      <style:text-properties officeooo:rsid="000f091f"/>
    </style:style>
    <style:style style:name="T41" style:family="text">
      <style:text-properties officeooo:rsid="0037b24d"/>
    </style:style>
    <style:style style:name="T42" style:family="text">
      <style:text-properties officeooo:rsid="0038e610"/>
    </style:style>
    <style:style style:name="T43" style:family="text">
      <style:text-properties officeooo:rsid="003dbb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a Fronteira Sul – UFFS </text:p>
      <text:p text:style-name="P1">Componente Curricular: Planejamento e gestão de projetos. </text:p>
      <text:p text:style-name="P1">Professora: Raquel Aparecida Pegoraro. </text:p>
      <text:p text:style-name="P1">Alunos: Alesom, João Pedro, Kétly, Matheus e Vladimir.</text:p>
      <text:p text:style-name="P1"/>
      <text:p text:style-name="P2">BDD SPRINT <text:span text:style-name="T32">3</text:span></text:p>
      <text:p text:style-name="P2"/>
      <text:p text:style-name="P2"/>
      <text:p text:style-name="P3">HISTÓRIA <text:span text:style-name="T42">5</text:span></text:p>
      <text:p text:style-name="P3"/>
      <text:p text:style-name="P14"><text:span text:style-name="T1">Como</text:span> aluno/monitor/<text:span text:style-name="T34">professor</text:span></text:p>
      <text:p text:style-name="P14"><text:span text:style-name="T1">eu preciso </text:span>filtrar conteúdo</text:p>
      <text:p text:style-name="P7">para <text:span text:style-name="T8">acessar somente aos conteúdos que tenho interesse.</text:span></text:p>
      <text:p text:style-name="P4"/>
      <text:p text:style-name="P5"><text:span text:style-name="T1">Cenário 1: </text:span><text:span text:style-name="T2">aluno/monitor/</text:span><text:span text:style-name="T4">professor</text:span><text:span text:style-name="T2"> </text:span><text:span text:style-name="T5">deseja </text:span><text:span text:style-name="T3">filtra</text:span><text:span text:style-name="T5">r</text:span><text:span text:style-name="T3"> conteúdo</text:span></text:p>
      <text:p text:style-name="P5"><text:span text:style-name="T1">Dado: </text:span><text:span text:style-name="T10">aluno/monito</text:span><text:span text:style-name="T11">r/</text:span><text:span text:style-name="T22">professor</text:span><text:span text:style-name="T11"> deseja filtrar os conteúdos que tem acesso</text:span></text:p>
      <text:p text:style-name="P5"><text:span text:style-name="T1">Quando: </text:span><text:span text:style-name="T10">ao clicar </text:span><text:span text:style-name="T11">em configurações de usuário</text:span></text:p>
      <text:p text:style-name="P5"><text:span text:style-name="T28">Então: </text:span><text:span text:style-name="T27">apresenta tela para selecionar categorias de interesse</text:span></text:p>
      <text:p text:style-name="P6"><text:span text:style-name="T6">E</text:span><text:span text:style-name="T2">: </text:span><text:span text:style-name="T33">atualiza página inicial apresentando as categorias selecionadas.</text:span></text:p>
      <text:p text:style-name="P6"/>
      <text:p text:style-name="P9">Cenário <text:span text:style-name="T41">2</text:span>: <text:span text:style-name="T26">aluno/monitor/professor</text:span> não seleciona nenhuma categoria</text:p>
      <text:p text:style-name="P10">Dado: <text:span text:style-name="T8">aluno/monitor</text:span><text:span text:style-name="T11">/</text:span><text:span text:style-name="T22">professor</text:span><text:span text:style-name="T8"> não seleciona nenhuma categoria de interesse</text:span></text:p>
      <text:p text:style-name="P8">Quando:<text:span text:style-name="T8"> </text:span><text:span text:style-name="T23">ao confirmar categorias de interesse</text:span></text:p>
      <text:p text:style-name="P8">Então:<text:span text:style-name="T8"> informa ao usuário que deve selecionar pelo menos uma categoria de interesse.</text:span></text:p>
      <text:p text:style-name="P8"/>
      <text:p text:style-name="P19"><text:span text:style-name="T29">Cenário </text:span><text:span text:style-name="T31">3</text:span><text:span text:style-name="T29">: </text:span><text:span text:style-name="T30">aluno/monitor/professor</text:span><text:span text:style-name="T29"> realiza perguntas</text:span></text:p>
      <text:p text:style-name="P12">Dado: <text:span text:style-name="T8">aluno/monitor</text:span><text:span text:style-name="T11">/</text:span><text:span text:style-name="T22">professor</text:span><text:span text:style-name="T8"> cria perguntas</text:span></text:p>
      <text:p text:style-name="P11">Quando: <text:span text:style-name="T8">na página inicial clica no botão de adicionar pergunta</text:span></text:p>
      <text:p text:style-name="P11">Então: <text:span text:style-name="T8">deve definir a categoria da pergunta.</text:span></text:p>
      <text:p text:style-name="P11"/>
      <text:p text:style-name="P13">Tempo de teste da história:<text:span text:style-name="T8"> </text:span></text:p>
      <text:p text:style-name="P20"/>
      <text:p text:style-name="P21">HISTÓRIA <text:span text:style-name="T42">7</text:span></text:p>
      <text:p text:style-name="P21"/>
      <text:p text:style-name="P15"><text:span text:style-name="T1">Como</text:span> professor</text:p>
      <text:p text:style-name="P15"><text:span text:style-name="T1">eu preciso </text:span>definir alunos como monitores</text:p>
      <text:p text:style-name="P22">para <text:span text:style-name="T8">que esses possam auxiliar na avaliação do material.</text:span></text:p>
      <text:p text:style-name="P22"/>
      <text:p text:style-name="P25">Cenário 1: professor define monitores</text:p>
      <text:p text:style-name="P25">Dado: <text:span text:style-name="T8">professor seleciona alunos como monitores</text:span></text:p>
      <text:p text:style-name="P25">Quando: <text:span text:style-name="T8">ao clicar em definir monitores</text:span></text:p>
      <text:p text:style-name="P25">Então: <text:span text:style-name="T8">digita matrícula do aluno, sistema exibe dados do aluno e então deve clicar em confirmar. Perfil do aluno deve ser alterado para monitor.</text:span></text:p>
      <text:p text:style-name="P25"/>
      <text:p text:style-name="P26">Cenário <text:span text:style-name="T37">2</text:span>: professor <text:span text:style-name="T43">remove</text:span> monitores</text:p>
      <text:p text:style-name="P26">Dado: <text:span text:style-name="T8">professor </text:span><text:span text:style-name="T12">remove perfil de monitor de aluno</text:span></text:p>
      <text:p text:style-name="P26">Quando: <text:span text:style-name="T8">ao clicar em </text:span><text:span text:style-name="T24">remover</text:span><text:span text:style-name="T8"> monitores</text:span></text:p>
      <text:p text:style-name="P26">Então:<text:span text:style-name="T8"> digita matrícula do aluno, sistema exibe dados do aluno e então deve clicar em confirmar. </text:span><text:span text:style-name="T25">0</text:span></text:p>
      <text:p text:style-name="P25"/>
      <text:p text:style-name="P30">HISTÓRIA <text:span text:style-name="T42">8</text:span></text:p>
      <text:p text:style-name="P30"/>
      <text:p text:style-name="P16"><text:span text:style-name="T1">Como</text:span> monitor/professor</text:p>
      <text:p text:style-name="P16"><text:soft-page-break/><text:span text:style-name="T1">eu preciso </text:span>analisar perguntas <text:span text:style-name="T36">e, se necessário, excluí-las</text:span></text:p>
      <text:p text:style-name="P23">para <text:span text:style-name="T8">verificar se estão </text:span><text:span text:style-name="T9">coerentes e </text:span><text:span text:style-name="T8">de acordo co</text:span><text:span text:style-name="T9">m o conteúdo da matéria.</text:span></text:p>
      <text:p text:style-name="P23"/>
      <text:p text:style-name="P27">Cenário 1: <text:span text:style-name="T38">monitor/professor analisa perguntas</text:span></text:p>
      <text:p text:style-name="P27">Dado: <text:span text:style-name="T14">monitor/professor visualiza perguntas para analisá-las</text:span></text:p>
      <text:p text:style-name="P27">Quando: <text:span text:style-name="T8">ao clicar </text:span><text:span text:style-name="T14">na exibição de perguntas</text:span></text:p>
      <text:p text:style-name="P27"><text:span text:style-name="T35">Então:</text:span><text:span text:style-name="T9"> </text:span><text:span text:style-name="T14">se houver alguma irregularidade com a pergunta, pode realizar exclusão </text:span><text:span text:style-name="T38">ou</text:span><text:span text:style-name="T14"> alteração da </text:span><text:span text:style-name="T15">categoria da</text:span><text:span text:style-name="T14"> pergunta.</text:span></text:p>
      <text:p text:style-name="P27"/>
      <text:p text:style-name="P31">HISTÓRIA <text:span text:style-name="T42">9</text:span></text:p>
      <text:p text:style-name="P31"/>
      <text:p text:style-name="P17"><text:span text:style-name="T1">Como</text:span> monitor/professor</text:p>
      <text:p text:style-name="P17"><text:span text:style-name="T1">eu preciso</text:span> analisar respostas <text:span text:style-name="T36">e, se necessário, excluí-las</text:span></text:p>
      <text:p text:style-name="P24">para <text:span text:style-name="T9">verificar se de fato apresentam uma solução válida para a pergunta a qual se referem.</text:span></text:p>
      <text:p text:style-name="P24"/>
      <text:p text:style-name="P28">Cenário 1: <text:span text:style-name="T38">monitor/professor analisa respostas</text:span></text:p>
      <text:p text:style-name="P28">Dado: <text:span text:style-name="T14">monitor/professor visualiza </text:span><text:span text:style-name="T16">respostas</text:span><text:span text:style-name="T14"> para analisá-las</text:span></text:p>
      <text:p text:style-name="P28">Quando: <text:span text:style-name="T8">ao clicar </text:span><text:span text:style-name="T14">na exibição de </text:span><text:span text:style-name="T17">respostas </text:span><text:span text:style-name="T20">de uma pergunta</text:span></text:p>
      <text:p text:style-name="P28"><text:span text:style-name="T35">Então:</text:span><text:span text:style-name="T9"> </text:span><text:span text:style-name="T14">se houver alguma irregularidade com a </text:span><text:span text:style-name="T18">respost</text:span><text:span text:style-name="T14">a, pode realizar exclusão </text:span></text:p>
      <text:p text:style-name="P28"/>
      <text:p text:style-name="P32">HISTÓRIA <text:span text:style-name="T42">10</text:span></text:p>
      <text:p text:style-name="P32"/>
      <text:p text:style-name="P18"><text:span text:style-name="T7">Como</text:span><text:span text:style-name="T35"> </text:span>aluno/monitor/professor</text:p>
      <text:p text:style-name="P36"><text:span text:style-name="T1">eu preciso</text:span> avaliar respostas, <text:span text:style-name="T39">de acordo com sua credibilidade</text:span></text:p>
      <text:p text:style-name="P33">para<text:span text:style-name="T8"> avaliar a qualidade da resposta (se está completa, apresenta referencial teórico...)<text:line-break/></text:span></text:p>
      <text:p text:style-name="P29">Cenário 1: <text:span text:style-name="T40">aluno/monitor/professor analisa respostas</text:span></text:p>
      <text:p text:style-name="P29">Dado: <text:span text:style-name="T19">aluno/</text:span><text:span text:style-name="T14">monitor/professor visualiza </text:span><text:span text:style-name="T16">respostas</text:span></text:p>
      <text:p text:style-name="P29">Quando: <text:span text:style-name="T8">ao clicar </text:span><text:span text:style-name="T14">na exibição de </text:span><text:span text:style-name="T17">respostas </text:span><text:span text:style-name="T20">de uma pergunta</text:span></text:p>
      <text:p text:style-name="P29"><text:span text:style-name="T35">Então: </text:span><text:span text:style-name="T21">irá avaliar a resposta como boa ou ruim.</text:span></text:p>
      <text:p text:style-name="P29"/>
      <text:p text:style-name="P34">Cenário 2: aluno/monitor/professor já avaliei uma resposta</text:p>
      <text:p text:style-name="P34">Dado:<text:span text:style-name="T8"> aluno/monitor/professor já avaliou uma resposta</text:span></text:p>
      <text:p text:style-name="P34">Quando: <text:span text:style-name="T8">ao clicar no ícone de avaliação</text:span></text:p>
      <text:p text:style-name="P34">Então: <text:span text:style-name="T8">não deverá permitir que realize nova avalia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08:39:09.632001294</meta:creation-date>
    <dc:date>2016-10-26T09:42:47.040172492</dc:date>
    <meta:editing-duration>PT2H29M25S</meta:editing-duration>
    <meta:editing-cycles>62</meta:editing-cycles>
    <meta:generator>LibreOffice/4.2.8.2$Linux_X86_64 LibreOffice_project/420m0$Build-2</meta:generator>
    <meta:document-statistic meta:table-count="0" meta:image-count="0" meta:object-count="0" meta:page-count="2" meta:paragraph-count="63" meta:word-count="444" meta:character-count="3185" meta:non-whitespace-character-count="2797"/>
  </office:meta>
</office:document-meta>
</file>